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rogramme motion agreed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2]" office:value-type="float" office:value="0.8" calcext:value-type="float">
            <text:p>0.8</text:p>
          </table:table-cell>
          <table:table-cell table:formula="of:=[.D2]*20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motion not agreed</text:p>
          </table:table-cell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]" office:value-type="float" office:value="0.2" calcext:value-type="float">
            <text:p>0.2</text:p>
          </table:table-cell>
          <table:table-cell table:formula="of:=[.D5]*20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gets Deal</text:p>
          </table:table-cell>
          <table:table-cell table:number-columns-repeated="14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]*[.B8]" office:value-type="float" office:value="0.08" calcext:value-type="float">
            <text:p>0.08</text:p>
          </table:table-cell>
          <table:table-cell table:formula="of:=[.D8]*20"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agreed, Johnson doesn’t get Deal</text:p>
          </table:table-cell>
          <table:table-cell table:number-columns-repeated="14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1]*[.B11]" office:value-type="float" office:value="0.72" calcext:value-type="float">
            <text:p>0.72</text:p>
          </table:table-cell>
          <table:table-cell table:formula="of:=[.D11]*20"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not agreed, Johnson gets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4]*[.B14]" office:value-type="float" office:value="0.02" calcext:value-type="float">
            <text:p>0.02</text:p>
          </table:table-cell>
          <table:table-cell table:formula="of:=[.D14]*20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gramme not agreed, Johnson doesn’t get Deal</text:p>
          </table:table-cell>
          <table:table-cell table:number-columns-repeated="14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7]*[.B17]" office:value-type="float" office:value="0.18" calcext:value-type="float">
            <text:p>0.18</text:p>
          </table:table-cell>
          <table:table-cell table:formula="of:=[.D17]*20"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faces Commons empty handed</text:p>
          </table:table-cell>
          <table:table-cell table:number-columns-repeated="14"/>
        </table:table-row>
        <table:table-row table:style-name="ro1">
          <table:table-cell table:formula="of:=[.D11]" office:value-type="float" office:value="0.72" calcext:value-type="float">
            <text:p>0.72</text:p>
          </table:table-cell>
          <table:table-cell table:number-columns-repeated="2"/>
          <table:table-cell table:formula="of:=[.A20]" office:value-type="float" office:value="0.72" calcext:value-type="float">
            <text:p>0.72</text:p>
          </table:table-cell>
          <table:table-cell table:formula="of:=[.D20]*20"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goes to Commons with a Deal</text:p>
          </table:table-cell>
          <table:table-cell table:number-columns-repeated="14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table:number-columns-repeated="2"/>
          <table:table-cell table:formula="of:=[.A23]" office:value-type="float" office:value="0.08" calcext:value-type="float">
            <text:p>0.08</text:p>
          </table:table-cell>
          <table:table-cell table:formula="of:=[.D23]*20"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retables May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6]*[.B26]" office:value-type="float" office:value="0.072" calcext:value-type="float">
            <text:p>0.072</text:p>
          </table:table-cell>
          <table:table-cell table:formula="of:=[.D26]*20" office:value-type="float" office:value="1.44" calcext:value-type="float">
            <text:p>1.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puts No Deal to a vote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9]*[.B29]" office:value-type="float" office:value="0.216" calcext:value-type="float">
            <text:p>0.216</text:p>
          </table:table-cell>
          <table:table-cell table:formula="of:=[.D29]*20" office:value-type="float" office:value="4.32" calcext:value-type="float">
            <text:p>4.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no legally binding proposals</text:p>
          </table:table-cell>
          <table:table-cell table:number-columns-repeated="14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2]*[.B32]" office:value-type="float" office:value="0.36" calcext:value-type="float">
            <text:p>0.36</text:p>
          </table:table-cell>
          <table:table-cell table:formula="of:=[.D32]*20" office:value-type="float" office:value="7.2" calcext:value-type="float">
            <text:p>7.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ohnson empty handed, May’s Deal with PV tabled</text:p>
          </table:table-cell>
          <table:table-cell table:number-columns-repeated="14"/>
        </table:table-row>
        <table:table-row table:style-name="ro1">
          <table:table-cell table:formula="of:=[.A32]"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5]*[.B35]" office:value-type="float" office:value="0.072" calcext:value-type="float">
            <text:p>0.072</text:p>
          </table:table-cell>
          <table:table-cell table:formula="of:=[.D35]*20" office:value-type="float" office:value="1.44" calcext:value-type="float">
            <text:p>1.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</text:p>
          </table:table-cell>
          <table:table-cell table:number-columns-repeated="14"/>
        </table:table-row>
        <table:table-row table:style-name="ro1">
          <table:table-cell table:formula="of:=[.D35]" office:value-type="float" office:value="0.072" calcext:value-type="float">
            <text:p>0.0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38]*[.B38]" office:value-type="float" office:value="0.0216" calcext:value-type="float">
            <text:p>0.0216</text:p>
          </table:table-cell>
          <table:table-cell table:formula="of:=[.D38]*20" office:value-type="float" office:value="0.432" calcext:value-type="float">
            <text:p>0.4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, Johnson resigns</text:p>
          </table:table-cell>
          <table:table-cell table:number-columns-repeated="14"/>
        </table:table-row>
        <table:table-row table:style-name="ro1">
          <table:table-cell table:formula="of:=[.D38]" office:value-type="float" office:value="0.0216" calcext:value-type="float">
            <text:p>0.021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41]*[.B41]" office:value-type="float" office:value="0.01512" calcext:value-type="float">
            <text:p>0.01512</text:p>
          </table:table-cell>
          <table:table-cell table:formula="of:=[.D41]*20" office:value-type="float" office:value="0.3024" calcext:value-type="float">
            <text:p>0.302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V Vote passes, Johnson doesn’t resign</text:p>
          </table:table-cell>
          <table:table-cell table:number-columns-repeated="14"/>
        </table:table-row>
        <table:table-row table:style-name="ro1">
          <table:table-cell table:formula="of:=[.A41]" office:value-type="float" office:value="0.0216" calcext:value-type="float">
            <text:p>0.021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4]*[.B44]" office:value-type="float" office:value="0.00648" calcext:value-type="float">
            <text:p>0.00648</text:p>
          </table:table-cell>
          <table:table-cell table:formula="of:=[.D44]*20" office:value-type="float" office:value="0.1296" calcext:value-type="float">
            <text:p>0.129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Vote Passes</text:p>
          </table:table-cell>
          <table:table-cell table:number-columns-repeated="14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47]*[.B47]" office:value-type="float" office:value="0.0108" calcext:value-type="float">
            <text:p>0.0108</text:p>
          </table:table-cell>
          <table:table-cell table:formula="of:=[.D47]*20" office:value-type="float" office:value="0.216" calcext:value-type="float">
            <text:p>0.21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</text:p>
          </table:table-cell>
          <table:table-cell table:number-columns-repeated="14"/>
        </table:table-row>
        <table:table-row table:style-name="ro1">
          <table:table-cell table:formula="of:=[.D35]" office:value-type="float" office:value="0.072" calcext:value-type="float">
            <text:p>0.07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50]*[.B50]" office:value-type="float" office:value="0.0504" calcext:value-type="float">
            <text:p>0.0504</text:p>
          </table:table-cell>
          <table:table-cell table:formula="of:=[.D50]*20" office:value-type="float" office:value="1.008" calcext:value-type="float">
            <text:p>1.008</text:p>
          </table:table-cell>
          <table:table-cell table:number-columns-repeated="10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51]*[.B51]" office:value-type="float" office:value="0.2052" calcext:value-type="float">
            <text:p>0.2052</text:p>
          </table:table-cell>
          <table:table-cell table:formula="of:=[.D51]*20" office:value-type="float" office:value="4.104" calcext:value-type="float">
            <text:p>4.104</text:p>
          </table:table-cell>
          <table:table-cell table:number-columns-repeated="10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2]*[.B52]" office:value-type="float" office:value="0.0648" calcext:value-type="float">
            <text:p>0.0648</text:p>
          </table:table-cell>
          <table:table-cell table:formula="of:=[.D52]*20" office:value-type="float" office:value="1.296" calcext:value-type="float">
            <text:p>1.296</text:p>
          </table:table-cell>
          <table:table-cell table:number-columns-repeated="10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3]*[.B53]" office:value-type="float" office:value="0.064" calcext:value-type="float">
            <text:p>0.064</text:p>
          </table:table-cell>
          <table:table-cell table:formula="of:=[.D53]*20" office:value-type="float" office:value="1.28" calcext:value-type="float">
            <text:p>1.2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50:.D53])" office:value-type="float" office:value="0.3844" calcext:value-type="float">
            <text:p>0.3844</text:p>
          </table:table-cell>
          <table:table-cell table:formula="of:=[.D54]*20" office:value-type="float" office:value="7.688" calcext:value-type="float">
            <text:p>7.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4 passes</text:p>
          </table:table-cell>
          <table:table-cell table:number-columns-repeated="14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6]*[.B56]" office:value-type="float" office:value="0.0072" calcext:value-type="float">
            <text:p>0.0072</text:p>
          </table:table-cell>
          <table:table-cell table:formula="of:=[.D56]*20" office:value-type="float" office:value="0.144" calcext:value-type="float">
            <text:p>0.1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te fails shortly after 21 Oct</text:p>
          </table:table-cell>
          <table:table-cell table:number-columns-repeated="14"/>
        </table:table-row>
        <table:table-row table:style-name="ro1">
          <table:table-cell table:formula="of:=[.D14]"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9]*[.B59]" office:value-type="float" office:value="0.016" calcext:value-type="float">
            <text:p>0.016</text:p>
          </table:table-cell>
          <table:table-cell table:formula="of:=[.D59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mons agrees Johnson Deal</text:p>
          </table:table-cell>
          <table:table-cell table:number-columns-repeated="14"/>
        </table:table-row>
        <table:table-row table:style-name="ro1">
          <table:table-cell table:formula="of:=[.A59]"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2]*[.B62]" office:value-type="float" office:value="0.004" calcext:value-type="float">
            <text:p>0.004</text:p>
          </table:table-cell>
          <table:table-cell table:formula="of:=[.D62]*20" office:value-type="float" office:value="0.08" calcext:value-type="float">
            <text:p>0.08</text:p>
          </table:table-cell>
          <table:table-cell table:number-columns-repeated="10"/>
        </table:table-row>
        <table:table-row table:style-name="ro1">
          <table:table-cell table:formula="of:=[.D23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3]*[.B63]" office:value-type="float" office:value="0.016" calcext:value-type="float">
            <text:p>0.016</text:p>
          </table:table-cell>
          <table:table-cell table:formula="of:=[.D63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62:.D63])" office:value-type="float" office:value="0.02" calcext:value-type="float">
            <text:p>0.02</text:p>
          </table:table-cell>
          <table:table-cell table:formula="of:=[.D64]*20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n Act Deadline passes, no deal in sight</text:p>
          </table:table-cell>
          <table:table-cell table:number-columns-repeated="14"/>
        </table:table-row>
        <table:table-row table:style-name="ro1">
          <table:table-cell table:formula="of:=[.D17]" office:value-type="float" office:value="0.18" calcext:value-type="float">
            <text:p>0.18</text:p>
          </table:table-cell>
          <table:table-cell table:number-columns-repeated="2"/>
          <table:table-cell table:formula="of:=[.A66]" office:value-type="float" office:value="0.18" calcext:value-type="float">
            <text:p>0.18</text:p>
          </table:table-cell>
          <table:table-cell table:formula="of:=[.D66]*20"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table:formula="of:=[.D32]" office:value-type="float" office:value="0.36" calcext:value-type="float">
            <text:p>0.36</text:p>
          </table:table-cell>
          <table:table-cell table:number-columns-repeated="2"/>
          <table:table-cell table:formula="of:=[.A67]" office:value-type="float" office:value="0.36" calcext:value-type="float">
            <text:p>0.36</text:p>
          </table:table-cell>
          <table:table-cell table:formula="of:=[.D67]*20" office:value-type="float" office:value="7.2" calcext:value-type="float">
            <text:p>7.2</text:p>
          </table:table-cell>
          <table:table-cell table:number-columns-repeated="10"/>
        </table:table-row>
        <table:table-row table:style-name="ro1">
          <table:table-cell table:formula="of:=[.D54]" office:value-type="float" office:value="0.3844" calcext:value-type="float">
            <text:p>0.3844</text:p>
          </table:table-cell>
          <table:table-cell table:number-columns-repeated="2"/>
          <table:table-cell table:formula="of:=[.A68]" office:value-type="float" office:value="0.3844" calcext:value-type="float">
            <text:p>0.3844</text:p>
          </table:table-cell>
          <table:table-cell table:formula="of:=[.D68]*20" office:value-type="float" office:value="7.688" calcext:value-type="float">
            <text:p>7.688</text:p>
          </table:table-cell>
          <table:table-cell table:number-columns-repeated="10"/>
        </table:table-row>
        <table:table-row table:style-name="ro1">
          <table:table-cell table:formula="of:=[.D59]" office:value-type="float" office:value="0.016" calcext:value-type="float">
            <text:p>0.016</text:p>
          </table:table-cell>
          <table:table-cell table:number-columns-repeated="2"/>
          <table:table-cell table:formula="of:=[.A69]" office:value-type="float" office:value="0.016" calcext:value-type="float">
            <text:p>0.016</text:p>
          </table:table-cell>
          <table:table-cell table:formula="of:=[.D69]*20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66:.D69])" office:value-type="float" office:value="0.9404" calcext:value-type="float">
            <text:p>0.9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ier to passing Deal is time only</text:p>
          </table:table-cell>
          <table:table-cell table:number-columns-repeated="14"/>
        </table:table-row>
        <table:table-row table:style-name="ro1">
          <table:table-cell table:formula="of:=[.D56]" office:value-type="float" office:value="0.0072" calcext:value-type="float">
            <text:p>0.0072</text:p>
          </table:table-cell>
          <table:table-cell table:number-columns-repeated="2"/>
          <table:table-cell table:formula="of:=[.A72]" office:value-type="float" office:value="0.0072" calcext:value-type="float">
            <text:p>0.0072</text:p>
          </table:table-cell>
          <table:table-cell table:formula="of:=[.D72]*20" office:value-type="float" office:value="0.144" calcext:value-type="float">
            <text:p>0.144</text:p>
          </table:table-cell>
          <table:table-cell table:number-columns-repeated="10"/>
        </table:table-row>
        <table:table-row table:style-name="ro1">
          <table:table-cell table:formula="of:=[.D64]" office:value-type="float" office:value="0.02" calcext:value-type="float">
            <text:p>0.02</text:p>
          </table:table-cell>
          <table:table-cell table:number-columns-repeated="2"/>
          <table:table-cell table:formula="of:=[.A73]" office:value-type="float" office:value="0.02" calcext:value-type="float">
            <text:p>0.02</text:p>
          </table:table-cell>
          <table:table-cell table:formula="of:=[.D73]*20" office:value-type="float" office:value="0.4" calcext:value-type="float">
            <text:p>0.4</text:p>
          </table:table-cell>
          <table:table-cell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72:.D73])" office:value-type="float" office:value="0.0272" calcext:value-type="float">
            <text:p>0.0272</text:p>
          </table:table-cell>
          <table:table-cell table:formula="of:=[.D74]*20" office:value-type="float" office:value="0.544" calcext:value-type="float">
            <text:p>0.544</text:p>
          </table:table-cell>
          <table:table-cell/>
          <table:table-cell table:formula="of:=[.D74]" office:value-type="float" office:value="0.0272" calcext:value-type="float">
            <text:p>0.0272</text:p>
          </table:table-cell>
          <table:table-cell office:value-type="string" calcext:value-type="string">
            <text:p>D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-Benn Act – Johnson refuses</text:p>
          </table:table-cell>
          <table:table-cell table:number-columns-repeated="5"/>
          <table:table-cell table:formula="of:=[.D70]" office:value-type="float" office:value="0.9404" calcext:value-type="float">
            <text:p>0.9404</text:p>
          </table:table-cell>
          <table:table-cell office:value-type="string" calcext:value-type="string">
            <text:p>Extend</text:p>
          </table:table-cell>
          <table:table-cell table:number-columns-repeated="7"/>
        </table:table-row>
        <table:table-row table:style-name="ro1">
          <table:table-cell table:formula="of:=[.D70]" office:value-type="float" office:value="0.9404" calcext:value-type="float">
            <text:p>0.940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6]*[.B76]" office:value-type="float" office:value="0.18808" calcext:value-type="float">
            <text:p>0.18808</text:p>
          </table:table-cell>
          <table:table-cell table:formula="of:=[.D76]*20" office:value-type="float" office:value="3.7616" calcext:value-type="float">
            <text:p>3.7616</text:p>
          </table:table-cell>
          <table:table-cell/>
          <table:table-cell table:formula="of:=[.D47]" office:value-type="float" office:value="0.0108" calcext:value-type="float">
            <text:p>0.0108</text:p>
          </table:table-cell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SUM([.G74:.G76])" office:value-type="float" office:value="0.9784" calcext:value-type="float">
            <text:p>0.9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-Benn Act – Johnson extends</text:p>
          </table:table-cell>
          <table:table-cell table:number-columns-repeated="14"/>
        </table:table-row>
        <table:table-row table:style-name="ro1">
          <table:table-cell table:formula="of:=[.D70]" office:value-type="float" office:value="0.9404" calcext:value-type="float">
            <text:p>0.940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79]*[.B79]" office:value-type="float" office:value="0.65828" calcext:value-type="float">
            <text:p>0.65828</text:p>
          </table:table-cell>
          <table:table-cell table:formula="of:=[.D79]*20" office:value-type="float" office:value="13.1656" calcext:value-type="float">
            <text:p>13.165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st-Benn Act – Johnson resigns</text:p>
          </table:table-cell>
          <table:table-cell table:number-columns-repeated="14"/>
        </table:table-row>
        <table:table-row table:style-name="ro1">
          <table:table-cell table:formula="of:=[.D70]" office:value-type="float" office:value="0.9404" calcext:value-type="float">
            <text:p>0.940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2]*[.B82]" office:value-type="float" office:value="0.09404" calcext:value-type="float">
            <text:p>0.09404</text:p>
          </table:table-cell>
          <table:table-cell table:formula="of:=[.D82]*20" office:value-type="float" office:value="1.8808" calcext:value-type="float">
            <text:p>1.880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’s Speech Vote</text:p>
          </table:table-cell>
          <table:table-cell table:number-columns-repeated="14"/>
        </table:table-row>
        <table:table-row table:style-name="ro1">
          <table:table-cell table:formula="of:=[.D79]" office:value-type="float" office:value="0.65828" calcext:value-type="float">
            <text:p>0.6582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85]*[.B85]" office:value-type="float" office:value="0.625366" calcext:value-type="float">
            <text:p>0.625366</text:p>
          </table:table-cell>
          <table:table-cell table:formula="of:=[.D85]*20" office:value-type="float" office:value="12.50732" calcext:value-type="float">
            <text:p>12.5073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loses Queen’s Speech Vote</text:p>
          </table:table-cell>
          <table:table-cell table:number-columns-repeated="14"/>
        </table:table-row>
        <table:table-row table:style-name="ro1">
          <table:table-cell table:formula="of:=[.D85]" office:value-type="float" office:value="0.625366" calcext:value-type="float">
            <text:p>0.62536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88]*[.B88]" office:value-type="float" office:value="0.4377562" calcext:value-type="float">
            <text:p>0.4377562</text:p>
          </table:table-cell>
          <table:table-cell table:formula="of:=[.D88]*20" office:value-type="float" office:value="8.755124" calcext:value-type="float">
            <text:p>8.75512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ovt wins Queen’s Speech Vote</text:p>
          </table:table-cell>
          <table:table-cell table:number-columns-repeated="14"/>
        </table:table-row>
        <table:table-row table:style-name="ro1">
          <table:table-cell table:formula="of:=[.D85]" office:value-type="float" office:value="0.625366" calcext:value-type="float">
            <text:p>0.62536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91]*[.B91]" office:value-type="float" office:value="0.1876098" calcext:value-type="float">
            <text:p>0.1876098</text:p>
          </table:table-cell>
          <table:table-cell table:formula="of:=[.D91]*20" office:value-type="float" office:value="3.752196" calcext:value-type="float">
            <text:p>3.75219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ould be Queen’s Speech</text:p>
          </table:table-cell>
          <table:table-cell table:number-columns-repeated="14"/>
        </table:table-row>
        <table:table-row table:style-name="ro1">
          <table:table-cell table:formula="of:=[.D82]" office:value-type="float" office:value="0.09404" calcext:value-type="float">
            <text:p>0.09404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94]*[.B94]" office:value-type="float" office:value="0.089338" calcext:value-type="float">
            <text:p>0.089338</text:p>
          </table:table-cell>
          <table:table-cell table:formula="of:=[.D94]*20" office:value-type="float" office:value="1.78676" calcext:value-type="float">
            <text:p>1.7867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ugham Case – Exten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formula="of:=[.D76]" office:value-type="float" office:value="0.18808" calcext:value-type="float">
            <text:p>0.1880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7]*[.B97]" office:value-type="float" office:value="0.131656" calcext:value-type="float">
            <text:p>0.131656</text:p>
          </table:table-cell>
          <table:table-cell table:formula="of:=[.D97]*20" office:value-type="float" office:value="2.63312" calcext:value-type="float">
            <text:p>2.63312</text:p>
          </table:table-cell>
          <table:table-cell/>
          <table:table-cell table:formula="of:=[.D97]" office:value-type="float" office:value="0.131656" calcext:value-type="float">
            <text:p>0.13165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100]" office:value-type="float" office:value="0.056424" calcext:value-type="float">
            <text:p>0.056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ugham Case – fails</text:p>
          </table:table-cell>
          <table:table-cell table:number-columns-repeated="5"/>
          <table:table-cell table:formula="of:=[.D91]" office:value-type="float" office:value="0.1876098" calcext:value-type="float">
            <text:p>0.1876098</text:p>
          </table:table-cell>
          <table:table-cell table:number-columns-repeated="8"/>
        </table:table-row>
        <table:table-row table:style-name="ro1">
          <table:table-cell table:formula="of:=[.A97]" office:value-type="float" office:value="0.18808" calcext:value-type="float">
            <text:p>0.1880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0]*[.B100]" office:value-type="float" office:value="0.056424" calcext:value-type="float">
            <text:p>0.056424</text:p>
          </table:table-cell>
          <table:table-cell table:formula="of:=[.D100]*20" office:value-type="float" office:value="1.12848" calcext:value-type="float">
            <text:p>1.12848</text:p>
          </table:table-cell>
          <table:table-cell/>
          <table:table-cell table:formula="of:=[.D88]" office:value-type="float" office:value="0.4377562" calcext:value-type="float">
            <text:p>0.437756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79]*0.05" office:value-type="float" office:value="0.032914" calcext:value-type="float">
            <text:p>0.032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ember State rejects extension</text:p>
          </table:table-cell>
          <table:table-cell table:number-columns-repeated="5"/>
          <table:table-cell table:formula="of:=[.D82]" office:value-type="float" office:value="0.09404" calcext:value-type="float">
            <text:p>0.09404</text:p>
          </table:table-cell>
          <table:table-cell table:number-columns-repeated="8"/>
        </table:table-row>
        <table:table-row table:style-name="ro1">
          <table:table-cell table:formula="of:=[.D97]" office:value-type="float" office:value="0.131656" calcext:value-type="float">
            <text:p>0.131656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103]*[.B103]" office:value-type="float" office:value="0.0065828" calcext:value-type="float">
            <text:p>0.0065828</text:p>
          </table:table-cell>
          <table:table-cell table:formula="of:=[.D103]*20" office:value-type="float" office:value="0.131656" calcext:value-type="float">
            <text:p>0.131656</text:p>
          </table:table-cell>
          <table:table-cell/>
          <table:table-cell table:formula="of:=SUM([.G97:.G102])" office:value-type="float" office:value="0.9404" calcext:value-type="float">
            <text:p>0.9404</text:p>
          </table:table-cell>
          <table:table-cell table:number-columns-repeated="8"/>
        </table:table-row>
        <table:table-row table:style-name="ro1">
          <table:table-cell table:formula="of:=[.D79]" office:value-type="float" office:value="0.65828" calcext:value-type="float">
            <text:p>0.65828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104]*[.B104]" office:value-type="float" office:value="0.032914" calcext:value-type="float">
            <text:p>0.032914</text:p>
          </table:table-cell>
          <table:table-cell table:formula="of:=[.D104]*20" office:value-type="float" office:value="0.65828" calcext:value-type="float">
            <text:p>0.65828</text:p>
          </table:table-cell>
          <table:table-cell table:number-columns-repeated="10"/>
        </table:table-row>
        <table:table-row table:style-name="ro1">
          <table:table-cell table:formula="of:=[.D82]" office:value-type="float" office:value="0.09404" calcext:value-type="float">
            <text:p>0.09404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105]*[.B105]" office:value-type="float" office:value="0.004702" calcext:value-type="float">
            <text:p>0.004702</text:p>
          </table:table-cell>
          <table:table-cell table:formula="of:=[.D105]*20" office:value-type="float" office:value="0.09404" calcext:value-type="float">
            <text:p>0.0940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03:.D105])" office:value-type="float" office:value="0.0441988" calcext:value-type="float">
            <text:p>0.0441988</text:p>
          </table:table-cell>
          <table:table-cell table:formula="of:=[.D106]*20" office:value-type="float" office:value="0.883976" calcext:value-type="float">
            <text:p>0.88397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14"/>
        </table:table-row>
        <table:table-row table:style-name="ro1">
          <table:table-cell table:formula="of:=[.D97]" office:value-type="float" office:value="0.131656" calcext:value-type="float">
            <text:p>0.131656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09]*[.B109]" office:value-type="float" office:value="0.1250732" calcext:value-type="float">
            <text:p>0.1250732</text:p>
          </table:table-cell>
          <table:table-cell table:formula="of:=[.D109]*20" office:value-type="float" office:value="2.501464" calcext:value-type="float">
            <text:p>2.501464</text:p>
          </table:table-cell>
          <table:table-cell table:number-columns-repeated="10"/>
        </table:table-row>
        <table:table-row table:style-name="ro1">
          <table:table-cell table:formula="of:=[.D91]" office:value-type="float" office:value="0.1876098" calcext:value-type="float">
            <text:p>0.187609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0]*[.B110]" office:value-type="float" office:value="0.03752196" calcext:value-type="float">
            <text:p>0.03752196</text:p>
          </table:table-cell>
          <table:table-cell table:formula="of:=[.D110]*20" office:value-type="float" office:value="0.7504392" calcext:value-type="float">
            <text:p>0.7504392</text:p>
          </table:table-cell>
          <table:table-cell table:number-columns-repeated="10"/>
        </table:table-row>
        <table:table-row table:style-name="ro1">
          <table:table-cell table:formula="of:=[.D88]" office:value-type="float" office:value="0.4377562" calcext:value-type="float">
            <text:p>0.437756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formula="of:=[.A111]*[.B111]*[.C111]" office:value-type="float" office:value="0.157592232" calcext:value-type="float">
            <text:p>0.157592232</text:p>
          </table:table-cell>
          <table:table-cell table:formula="of:=[.D111]*20" office:value-type="float" office:value="3.15184464" calcext:value-type="float">
            <text:p>3.1518446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09:.D111])" office:value-type="float" office:value="0.320187392" calcext:value-type="float">
            <text:p>0.320187392</text:p>
          </table:table-cell>
          <table:table-cell table:formula="of:=[.D112]*20" office:value-type="float" office:value="6.40374784" calcext:value-type="float">
            <text:p>6.40374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t loses <text:s/>Queens Speech, Johnson resigns</text:p>
          </table:table-cell>
          <table:table-cell table:number-columns-repeated="14"/>
        </table:table-row>
        <table:table-row table:style-name="ro1">
          <table:table-cell table:formula="of:=[.A111]" office:value-type="float" office:value="0.4377562" calcext:value-type="float">
            <text:p>0.437756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14]*[.B114]" office:value-type="float" office:value="0.26265372" calcext:value-type="float">
            <text:p>0.26265372</text:p>
          </table:table-cell>
          <table:table-cell table:formula="of:=[.D114]*20" office:value-type="float" office:value="5.2530744" calcext:value-type="float">
            <text:p>5.253074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14"/>
        </table:table-row>
        <table:table-row table:style-name="ro1">
          <table:table-cell table:formula="of:=[.D112]" office:value-type="float" office:value="0.320187392" calcext:value-type="float">
            <text:p>0.32018739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17]*[.B117]" office:value-type="float" office:value="0.2881686528" calcext:value-type="float">
            <text:p>0.2881686528</text:p>
          </table:table-cell>
          <table:table-cell table:formula="of:=[.D117]*20" office:value-type="float" office:value="5.763373056" calcext:value-type="float">
            <text:p>5.76337305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14"/>
        </table:table-row>
        <table:table-row table:style-name="ro1">
          <table:table-cell table:formula="of:=[.A117]" office:value-type="float" office:value="0.320187392" calcext:value-type="float">
            <text:p>0.32018739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0]*[.B120]" office:value-type="float" office:value="0.0320187392" calcext:value-type="float">
            <text:p>0.0320187392</text:p>
          </table:table-cell>
          <table:table-cell table:formula="of:=[.D120]*20" office:value-type="float" office:value="0.640374784" calcext:value-type="float">
            <text:p>0.64037478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14"/>
        </table:table-row>
        <table:table-row table:style-name="ro1">
          <table:table-cell table:formula="of:=[.D117]" office:value-type="float" office:value="0.2881686528" calcext:value-type="float">
            <text:p>0.2881686528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23]*[.B123]" office:value-type="float" office:value="0.17290119168" calcext:value-type="float">
            <text:p>0.17290119168</text:p>
          </table:table-cell>
          <table:table-cell table:formula="of:=[.D123]*20" office:value-type="float" office:value="3.4580238336" calcext:value-type="float">
            <text:p>3.458023833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5"/>
          <table:table-cell office:value-type="string" calcext:value-type="string">
            <text:p>Chance Queen has to contemplate whether to sack Johnson</text:p>
          </table:table-cell>
          <table:table-cell table:number-columns-repeated="8"/>
        </table:table-row>
        <table:table-row table:style-name="ro1">
          <table:table-cell table:formula="of:=[.D117]" office:value-type="float" office:value="0.2881686528" calcext:value-type="float">
            <text:p>0.288168652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26]*[.B126]" office:value-type="float" office:value="0.11526746112" calcext:value-type="float">
            <text:p>0.11526746112</text:p>
          </table:table-cell>
          <table:table-cell table:formula="of:=[.D126]*20" office:value-type="float" office:value="2.3053492224" calcext:value-type="float">
            <text:p>2.3053492224</text:p>
          </table:table-cell>
          <table:table-cell/>
          <table:table-cell table:formula="of:=[.D126]*100" office:value-type="float" office:value="11.526746112" calcext:value-type="float">
            <text:p>11.52674611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sacks</text:p>
          </table:table-cell>
          <table:table-cell table:number-columns-repeated="14"/>
        </table:table-row>
        <table:table-row table:style-name="ro1">
          <table:table-cell table:formula="of:=[.D126]" office:value-type="float" office:value="0.11526746112" calcext:value-type="float">
            <text:p>0.115267461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9]*[.B129]" office:value-type="float" office:value="0.05763373056" calcext:value-type="float">
            <text:p>0.05763373056</text:p>
          </table:table-cell>
          <table:table-cell table:formula="of:=[.D129]*20" office:value-type="float" office:value="1.1526746112" calcext:value-type="float">
            <text:p>1.152674611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een doesn’t sack</text:p>
          </table:table-cell>
          <table:table-cell table:number-columns-repeated="14"/>
        </table:table-row>
        <table:table-row table:style-name="ro1">
          <table:table-cell table:formula="of:=[.A129]" office:value-type="float" office:value="0.11526746112" calcext:value-type="float">
            <text:p>0.115267461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2]*[.B132]" office:value-type="float" office:value="0.05763373056" calcext:value-type="float">
            <text:p>0.05763373056</text:p>
          </table:table-cell>
          <table:table-cell table:formula="of:=[.D132]*20" office:value-type="float" office:value="1.1526746112" calcext:value-type="float">
            <text:p>1.152674611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cramble under FTPA</text:p>
          </table:table-cell>
          <table:table-cell table:number-columns-repeated="14"/>
        </table:table-row>
        <table:table-row table:style-name="ro1">
          <table:table-cell table:formula="of:=[.D129]" office:value-type="float" office:value="0.05763373056" calcext:value-type="float">
            <text:p>0.05763373056</text:p>
          </table:table-cell>
          <table:table-cell table:number-columns-repeated="2"/>
          <table:table-cell table:formula="of:=[.A135]" office:value-type="float" office:value="0.05763373056" calcext:value-type="float">
            <text:p>0.05763373056</text:p>
          </table:table-cell>
          <table:table-cell table:formula="of:=[.D135]*20" office:value-type="float" office:value="1.1526746112" calcext:value-type="float">
            <text:p>1.1526746112</text:p>
          </table:table-cell>
          <table:table-cell table:number-columns-repeated="10"/>
        </table:table-row>
        <table:table-row table:style-name="ro1">
          <table:table-cell table:formula="of:=[.D123]" office:value-type="float" office:value="0.17290119168" calcext:value-type="float">
            <text:p>0.17290119168</text:p>
          </table:table-cell>
          <table:table-cell table:number-columns-repeated="2"/>
          <table:table-cell table:formula="of:=[.A136]" office:value-type="float" office:value="0.17290119168" calcext:value-type="float">
            <text:p>0.17290119168</text:p>
          </table:table-cell>
          <table:table-cell table:formula="of:=[.D136]*20" office:value-type="float" office:value="3.4580238336" calcext:value-type="float">
            <text:p>3.458023833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35:.D136])" office:value-type="float" office:value="0.23053492224" calcext:value-type="float">
            <text:p>0.23053492224</text:p>
          </table:table-cell>
          <table:table-cell table:formula="of:=[.D137]*20" office:value-type="float" office:value="4.6106984448" calcext:value-type="float">
            <text:p>4.61069844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ramble not under FTPA</text:p>
          </table:table-cell>
          <table:table-cell table:number-columns-repeated="14"/>
        </table:table-row>
        <table:table-row table:style-name="ro1">
          <table:table-cell table:formula="of:=[.D114]" office:value-type="float" office:value="0.26265372" calcext:value-type="float">
            <text:p>0.26265372</text:p>
          </table:table-cell>
          <table:table-cell table:number-columns-repeated="2"/>
          <table:table-cell table:formula="of:=[.A139]" office:value-type="float" office:value="0.26265372" calcext:value-type="float">
            <text:p>0.26265372</text:p>
          </table:table-cell>
          <table:table-cell table:formula="of:=[.D139]*20" office:value-type="float" office:value="5.2530744" calcext:value-type="float">
            <text:p>5.2530744</text:p>
          </table:table-cell>
          <table:table-cell table:number-columns-repeated="10"/>
        </table:table-row>
        <table:table-row table:style-name="ro1">
          <table:table-cell table:formula="of:=[.D82]" office:value-type="float" office:value="0.09404" calcext:value-type="float">
            <text:p>0.09404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40]*[.B140]" office:value-type="float" office:value="0.089338" calcext:value-type="float">
            <text:p>0.089338</text:p>
          </table:table-cell>
          <table:table-cell table:formula="of:=[.D140]*20" office:value-type="float" office:value="1.78676" calcext:value-type="float">
            <text:p>1.7867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39:.D140])" office:value-type="float" office:value="0.35199172" calcext:value-type="float">
            <text:p>0.35199172</text:p>
          </table:table-cell>
          <table:table-cell table:formula="of:=[.D141]*20" office:value-type="float" office:value="7.0398344" calcext:value-type="float">
            <text:p>7.0398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hnson survives in no-mans land</text:p>
          </table:table-cell>
          <table:table-cell table:number-columns-repeated="14"/>
        </table:table-row>
        <table:table-row table:style-name="ro1">
          <table:table-cell table:formula="of:=[.D88]" office:value-type="float" office:value="0.4377562" calcext:value-type="float">
            <text:p>0.437756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A143]*[.B143]*[.C143]" office:value-type="float" office:value="0.017510248" calcext:value-type="float">
            <text:p>0.017510248</text:p>
          </table:table-cell>
          <table:table-cell table:formula="of:=[.D143]*20" office:value-type="float" office:value="0.35020496" calcext:value-type="float">
            <text:p>0.35020496</text:p>
          </table:table-cell>
          <table:table-cell table:number-columns-repeated="10"/>
        </table:table-row>
        <table:table-row table:style-name="ro1">
          <table:table-cell table:formula="of:=[.D91]" office:value-type="float" office:value="0.1876098" calcext:value-type="float">
            <text:p>0.187609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44]*[.B144]" office:value-type="float" office:value="0.15008784" calcext:value-type="float">
            <text:p>0.15008784</text:p>
          </table:table-cell>
          <table:table-cell table:formula="of:=[.D144]*20" office:value-type="float" office:value="3.0017568" calcext:value-type="float">
            <text:p>3.0017568</text:p>
          </table:table-cell>
          <table:table-cell table:number-columns-repeated="10"/>
        </table:table-row>
        <table:table-row table:style-name="ro1">
          <table:table-cell table:formula="of:=[.D120]" office:value-type="float" office:value="0.0320187392" calcext:value-type="float">
            <text:p>0.0320187392</text:p>
          </table:table-cell>
          <table:table-cell table:number-columns-repeated="2"/>
          <table:table-cell table:formula="of:=[.A145]" office:value-type="float" office:value="0.0320187392" calcext:value-type="float">
            <text:p>0.0320187392</text:p>
          </table:table-cell>
          <table:table-cell table:formula="of:=[.D145]*20" office:value-type="float" office:value="0.640374784" calcext:value-type="float">
            <text:p>0.64037478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43:.D145])" office:value-type="float" office:value="0.1996168272" calcext:value-type="float">
            <text:p>0.1996168272</text:p>
          </table:table-cell>
          <table:table-cell table:formula="of:=[.D146]*20" office:value-type="float" office:value="3.992336544" calcext:value-type="float">
            <text:p>3.9923365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ion call under FTPA</text:p>
          </table:table-cell>
          <table:table-cell table:number-columns-repeated="14"/>
        </table:table-row>
        <table:table-row table:style-name="ro1">
          <table:table-cell table:formula="of:=[.D146]" office:value-type="float" office:value="0.1996168272" calcext:value-type="float">
            <text:p>0.199616827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48]*[.B148]" office:value-type="float" office:value="0.13973177904" calcext:value-type="float">
            <text:p>0.13973177904</text:p>
          </table:table-cell>
          <table:table-cell table:formula="of:=[.D148]*20" office:value-type="float" office:value="2.7946355808" calcext:value-type="float">
            <text:p>2.794635580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ts 2/3</text:p>
          </table:table-cell>
          <table:table-cell table:number-columns-repeated="14"/>
        </table:table-row>
        <table:table-row table:style-name="ro1">
          <table:table-cell table:formula="of:=[.D148]" office:value-type="float" office:value="0.13973177904" calcext:value-type="float">
            <text:p>0.1397317790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1]*[.B151]" office:value-type="float" office:value="0.0978122453280001" calcext:value-type="float">
            <text:p>0.097812245328</text:p>
          </table:table-cell>
          <table:table-cell table:formula="of:=[.D151]*20" office:value-type="float" office:value="1.95624490656" calcext:value-type="float">
            <text:p>1.9562449065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esn’t get 2/3</text:p>
          </table:table-cell>
          <table:table-cell table:number-columns-repeated="14"/>
        </table:table-row>
        <table:table-row table:style-name="ro1">
          <table:table-cell table:formula="of:=[.D148]" office:value-type="float" office:value="0.13973177904" calcext:value-type="float">
            <text:p>0.1397317790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54]*[.B154]" office:value-type="float" office:value="0.041919533712" calcext:value-type="float">
            <text:p>0.041919533712</text:p>
          </table:table-cell>
          <table:table-cell table:formula="of:=[.D154]*20" office:value-type="float" office:value="0.838390674240001" calcext:value-type="float">
            <text:p>0.838390674240001</text:p>
          </table:table-cell>
          <table:table-cell/>
          <table:table-cell office:value-type="string" calcext:value-type="string">
            <text:p>GE and PV</text:p>
          </table:table-cell>
          <table:table-cell table:formula="of:=[.J164]" office:value-type="float" office:value="0.737972618128001" calcext:value-type="float">
            <text:p>0.73797261812800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eal</text:p>
          </table:table-cell>
          <table:table-cell table:formula="of:=[.G74]" office:value-type="float" office:value="0.0272" calcext:value-type="float">
            <text:p>0.0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 min showdown</text:p>
          </table:table-cell>
          <table:table-cell table:number-columns-repeated="5"/>
          <table:table-cell office:value-type="string" calcext:value-type="string">
            <text:p>Showdown</text:p>
          </table:table-cell>
          <table:table-cell table:formula="of:=[.D159]" office:value-type="float" office:value="0.1006228" calcext:value-type="float">
            <text:p>0.1006228</text:p>
          </table:table-cell>
          <table:table-cell table:number-columns-repeated="7"/>
        </table:table-row>
        <table:table-row table:style-name="ro1">
          <table:table-cell table:formula="of:=[.D100]" office:value-type="float" office:value="0.056424" calcext:value-type="float">
            <text:p>0.056424</text:p>
          </table:table-cell>
          <table:table-cell table:number-columns-repeated="2"/>
          <table:table-cell table:formula="of:=[.A157]" office:value-type="float" office:value="0.056424" calcext:value-type="float">
            <text:p>0.056424</text:p>
          </table:table-cell>
          <table:table-cell table:formula="of:=[.D157]*20" office:value-type="float" office:value="1.12848" calcext:value-type="float">
            <text:p>1.12848</text:p>
          </table:table-cell>
          <table:table-cell/>
          <table:table-cell office:value-type="string" calcext:value-type="string">
            <text:p>No Deal Vote</text:p>
          </table:table-cell>
          <table:table-cell table:formula="of:=[.D47]" office:value-type="float" office:value="0.0108" calcext:value-type="float">
            <text:p>0.0108</text:p>
          </table:table-cell>
          <table:table-cell table:number-columns-repeated="7"/>
        </table:table-row>
        <table:table-row table:style-name="ro1">
          <table:table-cell table:formula="of:=[.D106]" office:value-type="float" office:value="0.0441988" calcext:value-type="float">
            <text:p>0.0441988</text:p>
          </table:table-cell>
          <table:table-cell table:number-columns-repeated="2"/>
          <table:table-cell table:formula="of:=[.A158]" office:value-type="float" office:value="0.0441988" calcext:value-type="float">
            <text:p>0.0441988</text:p>
          </table:table-cell>
          <table:table-cell table:formula="of:=[.D158]*20" office:value-type="float" office:value="0.883976" calcext:value-type="float">
            <text:p>0.883976</text:p>
          </table:table-cell>
          <table:table-cell table:number-columns-repeated="2"/>
          <table:table-cell table:formula="of:=SUM([.H154:.H157])" office:value-type="float" office:value="0.876595418128001" calcext:value-type="float">
            <text:p>0.876595418128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157:.D158])" office:value-type="float" office:value="0.1006228" calcext:value-type="float">
            <text:p>0.1006228</text:p>
          </table:table-cell>
          <table:table-cell table:formula="of:=[.D159]*20" office:value-type="float" office:value="2.012456" calcext:value-type="float">
            <text:p>2.01245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caretaker admin formed</text:p>
          </table:table-cell>
          <table:table-cell table:number-columns-repeated="5"/>
          <table:table-cell office:value-type="string" calcext:value-type="string">
            <text:p>Scramble 1</text:p>
          </table:table-cell>
          <table:table-cell table:formula="of:=[.D141]" office:value-type="float" office:value="0.35199172" calcext:value-type="float">
            <text:p>0.35199172</text:p>
          </table:table-cell>
          <table:table-cell office:value-type="string" calcext:value-type="string">
            <text:p>GE1</text:p>
          </table:table-cell>
          <table:table-cell table:formula="of:=[.D195]" office:value-type="float" office:value="0.47262051888192" calcext:value-type="float">
            <text:p>0.47262051888192</text:p>
          </table:table-cell>
          <table:table-cell/>
          <table:table-cell office:value-type="string" calcext:value-type="string">
            <text:p>VONC Succeeds</text:p>
          </table:table-cell>
          <table:table-cell table:formula="of:=[.D117]" office:value-type="float" office:value="0.2881686528" calcext:value-type="float">
            <text:p>0.2881686528</text:p>
          </table:table-cell>
          <table:table-cell office:value-type="string" calcext:value-type="string">
            <text:p>FTPA scramble</text:p>
          </table:table-cell>
          <table:table-cell table:formula="of:=[.D137]" office:value-type="float" office:value="0.23053492224" calcext:value-type="float">
            <text:p>0.23053492224</text:p>
          </table:table-cell>
        </table:table-row>
        <table:table-row table:style-name="ro1">
          <table:table-cell table:formula="of:=[.D132]" office:value-type="float" office:value="0.05763373056" calcext:value-type="float">
            <text:p>0.05763373056</text:p>
          </table:table-cell>
          <table:table-cell table:number-columns-repeated="2"/>
          <table:table-cell table:formula="of:=[.A162]" office:value-type="float" office:value="0.05763373056" calcext:value-type="float">
            <text:p>0.05763373056</text:p>
          </table:table-cell>
          <table:table-cell table:formula="of:=[.D162]*20" office:value-type="float" office:value="1.1526746112" calcext:value-type="float">
            <text:p>1.1526746112</text:p>
          </table:table-cell>
          <table:table-cell/>
          <table:table-cell office:value-type="string" calcext:value-type="string">
            <text:p>Scramble 2</text:p>
          </table:table-cell>
          <table:table-cell table:formula="of:=[.D137]" office:value-type="float" office:value="0.23053492224" calcext:value-type="float">
            <text:p>0.23053492224</text:p>
          </table:table-cell>
          <table:table-cell office:value-type="string" calcext:value-type="string">
            <text:p>GE2</text:p>
          </table:table-cell>
          <table:table-cell table:formula="of:=[.D199]" office:value-type="float" office:value="0.13246175277568" calcext:value-type="float">
            <text:p>0.13246175277568</text:p>
          </table:table-cell>
          <table:table-cell table:number-columns-repeated="4"/>
          <table:table-cell table:formula="of:=[.H163]" office:value-type="float" office:value="0.05763373056" calcext:value-type="float">
            <text:p>0.05763373056</text:p>
          </table:table-cell>
        </table:table-row>
        <table:table-row table:style-name="ro1">
          <table:table-cell table:formula="of:=[.D137]" office:value-type="float" office:value="0.23053492224" calcext:value-type="float">
            <text:p>0.230534922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63]*[.B163]" office:value-type="float" office:value="0.0691604766720001" calcext:value-type="float">
            <text:p>0.069160476672</text:p>
          </table:table-cell>
          <table:table-cell table:formula="of:=[.D163]*20" office:value-type="float" office:value="1.38320953344" calcext:value-type="float">
            <text:p>1.38320953344</text:p>
          </table:table-cell>
          <table:table-cell/>
          <table:table-cell office:value-type="string" calcext:value-type="string">
            <text:p>Queen no sack</text:p>
          </table:table-cell>
          <table:table-cell table:formula="of:=[.D132]" office:value-type="float" office:value="0.05763373056" calcext:value-type="float">
            <text:p>0.05763373056</text:p>
          </table:table-cell>
          <table:table-cell office:value-type="string" calcext:value-type="string">
            <text:p>PV</text:p>
          </table:table-cell>
          <table:table-cell table:formula="of:=[.D203]" office:value-type="float" office:value="0.1328903464704" calcext:value-type="float">
            <text:p>0.1328903464704</text:p>
          </table:table-cell>
          <table:table-cell table:number-columns-repeated="4"/>
          <table:table-cell table:formula="of:=SUM([.O161:.O162])" office:value-type="float" office:value="0.2881686528" calcext:value-type="float">
            <text:p>0.2881686528</text:p>
          </table:table-cell>
        </table:table-row>
        <table:table-row table:style-name="ro1">
          <table:table-cell table:formula="of:=[.D141]" office:value-type="float" office:value="0.35199172" calcext:value-type="float">
            <text:p>0.3519917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64]*[.B164]" office:value-type="float" office:value="0.070398344" calcext:value-type="float">
            <text:p>0.070398344</text:p>
          </table:table-cell>
          <table:table-cell table:formula="of:=[.D164]*20" office:value-type="float" office:value="1.40796688" calcext:value-type="float">
            <text:p>1.40796688</text:p>
          </table:table-cell>
          <table:table-cell table:number-columns-repeated="2"/>
          <table:table-cell table:formula="of:=SUM([.H161:.H163])" office:value-type="float" office:value="0.6401603728" calcext:value-type="float">
            <text:p>0.6401603728</text:p>
          </table:table-cell>
          <table:table-cell/>
          <table:table-cell table:formula="of:=SUM([.J161:.J163])" office:value-type="float" office:value="0.737972618128001" calcext:value-type="float">
            <text:p>0.737972618128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62:.D164])" office:value-type="float" office:value="0.197192551232" calcext:value-type="float">
            <text:p>0.197192551232</text:p>
          </table:table-cell>
          <table:table-cell table:formula="of:=[.D165]*20" office:value-type="float" office:value="3.94385102464" calcext:value-type="float">
            <text:p>3.94385102464</text:p>
          </table:table-cell>
          <table:table-cell table:number-columns-repeated="3"/>
          <table:table-cell office:value-type="string" calcext:value-type="string">
            <text:p>Johnson 2/3</text:p>
          </table:table-cell>
          <table:table-cell table:formula="of:=[.D151]" office:value-type="float" office:value="0.0978122453280001" calcext:value-type="float">
            <text:p>0.097812245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  <table:table-cell table:formula="of:=[.J164]-[.J165]" office:value-type="float" office:value="0.640160372800001" calcext:value-type="float">
            <text:p>0.640160372800001</text:p>
          </table:table-cell>
          <table:table-cell table:number-columns-repeated="5"/>
        </table:table-row>
        <table:table-row table:style-name="ro1">
          <table:table-cell table:formula="of:=[.D137]" office:value-type="float" office:value="0.23053492224" calcext:value-type="float">
            <text:p>0.2305349222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67]*[.B167]" office:value-type="float" office:value="0.161374445568" calcext:value-type="float">
            <text:p>0.161374445568</text:p>
          </table:table-cell>
          <table:table-cell table:formula="of:=[.D167]*20" office:value-type="float" office:value="3.22748891136" calcext:value-type="float">
            <text:p>3.22748891136</text:p>
          </table:table-cell>
          <table:table-cell table:number-columns-repeated="10"/>
        </table:table-row>
        <table:table-row table:style-name="ro1">
          <table:table-cell table:formula="of:=[.A164]" office:value-type="float" office:value="0.35199172" calcext:value-type="float">
            <text:p>0.351991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68]*[.B168]" office:value-type="float" office:value="0.281593376" calcext:value-type="float">
            <text:p>0.281593376</text:p>
          </table:table-cell>
          <table:table-cell table:formula="of:=[.D168]*20" office:value-type="float" office:value="5.63186752" calcext:value-type="float">
            <text:p>5.631867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67:.D168])" office:value-type="float" office:value="0.442967821568" calcext:value-type="float">
            <text:p>0.442967821568</text:p>
          </table:table-cell>
          <table:table-cell table:formula="of:=[.D169]*20" office:value-type="float" office:value="8.85935643136001" calcext:value-type="float">
            <text:p>8.85935643136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14"/>
        </table:table-row>
        <table:table-row table:style-name="ro1">
          <table:table-cell table:formula="of:=[.D169]" office:value-type="float" office:value="0.442967821568" calcext:value-type="float">
            <text:p>0.44296782156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71]*[.B171]" office:value-type="float" office:value="0.3100774750976" calcext:value-type="float">
            <text:p>0.3100774750976</text:p>
          </table:table-cell>
          <table:table-cell table:formula="of:=[.D171]*20" office:value-type="float" office:value="6.20154950195201" calcext:value-type="float">
            <text:p>6.2015495019520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14"/>
        </table:table-row>
        <table:table-row table:style-name="ro1">
          <table:table-cell table:formula="of:=[.D169]" office:value-type="float" office:value="0.442967821568" calcext:value-type="float">
            <text:p>0.44296782156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74]*[.B174]" office:value-type="float" office:value="0.1328903464704" calcext:value-type="float">
            <text:p>0.1328903464704</text:p>
          </table:table-cell>
          <table:table-cell table:formula="of:=[.D174]*20" office:value-type="float" office:value="2.657806929408" calcext:value-type="float">
            <text:p>2.65780692940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Rounded Manual</text:p>
          </table:table-cell>
          <table:table-cell table:number-columns-repeated="6"/>
        </table:table-row>
        <table:table-row table:style-name="ro1">
          <table:table-cell table:formula="of:=[.D47]" office:value-type="float" office:value="0.0108" calcext:value-type="float">
            <text:p>0.0108</text:p>
          </table:table-cell>
          <table:table-cell table:number-columns-repeated="2"/>
          <table:table-cell table:formula="of:=[.A179]" office:value-type="float" office:value="0.0108" calcext:value-type="float">
            <text:p>0.0108</text:p>
          </table:table-cell>
          <table:table-cell table:formula="of:=[.D179]*20" office:value-type="float" office:value="0.216" calcext:value-type="float">
            <text:p>0.216</text:p>
          </table:table-cell>
          <table:table-cell table:number-columns-repeated="10"/>
        </table:table-row>
        <table:table-row table:style-name="ro1">
          <table:table-cell table:formula="of:=[.D159]" office:value-type="float" office:value="0.1006228" calcext:value-type="float">
            <text:p>0.10062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0]*[.B180]" office:value-type="float" office:value="0.02012456" calcext:value-type="float">
            <text:p>0.02012456</text:p>
          </table:table-cell>
          <table:table-cell table:formula="of:=[.D180]*20" office:value-type="float" office:value="0.4024912" calcext:value-type="float">
            <text:p>0.40249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79:.D180])" office:value-type="float" office:value="0.03092456" calcext:value-type="float">
            <text:p>0.03092456</text:p>
          </table:table-cell>
          <table:table-cell table:formula="of:=[.D181]*20" office:value-type="float" office:value="0.6184912" calcext:value-type="float">
            <text:p>0.6184912</text:p>
          </table:table-cell>
          <table:table-cell/>
          <table:table-cell table:formula="of:=[.D181]*100" office:value-type="float" office:value="3.092456" calcext:value-type="float">
            <text:p>3.092456</text:p>
          </table:table-cell>
          <table:table-cell table:style-name="ce1" table:formula="of:=[.G181]" office:value-type="float" office:value="3.092456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14"/>
        </table:table-row>
        <table:table-row table:style-name="ro1">
          <table:table-cell table:formula="of:=[.A180]" office:value-type="float" office:value="0.1006228" calcext:value-type="float">
            <text:p>0.100622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84]*[.B184]" office:value-type="float" office:value="0.08049824" calcext:value-type="float">
            <text:p>0.08049824</text:p>
          </table:table-cell>
          <table:table-cell table:formula="of:=[.D184]*20" office:value-type="float" office:value="1.6099648" calcext:value-type="float">
            <text:p>1.6099648</text:p>
          </table:table-cell>
          <table:table-cell/>
          <table:table-cell table:formula="of:=[.D184]*100" office:value-type="float" office:value="8.049824" calcext:value-type="float">
            <text:p>8.049824</text:p>
          </table:table-cell>
          <table:table-cell table:style-name="ce1" table:formula="of:=[.G184]" office:value-type="float" office:value="8.049824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lemate</text:p>
          </table:table-cell>
          <table:table-cell table:number-columns-repeated="14"/>
        </table:table-row>
        <table:table-row table:style-name="ro1">
          <table:table-cell table:formula="of:=[.D146]" office:value-type="float" office:value="0.1996168272" calcext:value-type="float">
            <text:p>0.19961682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87]*[.B187]" office:value-type="float" office:value="0.05988504816" calcext:value-type="float">
            <text:p>0.05988504816</text:p>
          </table:table-cell>
          <table:table-cell table:formula="of:=[.D187]*20" office:value-type="float" office:value="1.1977009632" calcext:value-type="float">
            <text:p>1.1977009632</text:p>
          </table:table-cell>
          <table:table-cell table:number-columns-repeated="10"/>
        </table:table-row>
        <table:table-row table:style-name="ro1">
          <table:table-cell table:formula="of:=[.D154]" office:value-type="float" office:value="0.041919533712" calcext:value-type="float">
            <text:p>0.041919533712</text:p>
          </table:table-cell>
          <table:table-cell table:number-columns-repeated="2"/>
          <table:table-cell table:formula="of:=[.A188]" office:value-type="float" office:value="0.041919533712" calcext:value-type="float">
            <text:p>0.041919533712</text:p>
          </table:table-cell>
          <table:table-cell table:formula="of:=[.D188]*20" office:value-type="float" office:value="0.838390674240001" calcext:value-type="float">
            <text:p>0.8383906742400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87:.D188])" office:value-type="float" office:value="0.101804581872" calcext:value-type="float">
            <text:p>0.101804581872</text:p>
          </table:table-cell>
          <table:table-cell table:formula="of:=[.D189]*20" office:value-type="float" office:value="2.03609163744" calcext:value-type="float">
            <text:p>2.03609163744</text:p>
          </table:table-cell>
          <table:table-cell/>
          <table:table-cell table:formula="of:=[.D189]*100" office:value-type="float" office:value="10.1804581872" calcext:value-type="float">
            <text:p>10.1804581872</text:p>
          </table:table-cell>
          <table:table-cell table:style-name="ce1" table:formula="of:=[.G189]" office:value-type="float" office:value="10.180458187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14"/>
        </table:table-row>
        <table:table-row table:style-name="ro1">
          <table:table-cell table:formula="of:=[.D151]" office:value-type="float" office:value="0.0978122453280001" calcext:value-type="float">
            <text:p>0.097812245328</text:p>
          </table:table-cell>
          <table:table-cell table:number-columns-repeated="2"/>
          <table:table-cell table:formula="of:=[.A192]" office:value-type="float" office:value="0.0978122453280001" calcext:value-type="float">
            <text:p>0.097812245328</text:p>
          </table:table-cell>
          <table:table-cell table:formula="of:=[.D192]*20" office:value-type="float" office:value="1.95624490656" calcext:value-type="float">
            <text:p>1.95624490656</text:p>
          </table:table-cell>
          <table:table-cell table:number-columns-repeated="10"/>
        </table:table-row>
        <table:table-row table:style-name="ro1">
          <table:table-cell table:formula="of:=[.D165]" office:value-type="float" office:value="0.197192551232" calcext:value-type="float">
            <text:p>0.19719255123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93]*[.B193]" office:value-type="float" office:value="0.1577540409856" calcext:value-type="float">
            <text:p>0.1577540409856</text:p>
          </table:table-cell>
          <table:table-cell table:formula="of:=[.D193]*20" office:value-type="float" office:value="3.155080819712" calcext:value-type="float">
            <text:p>3.155080819712</text:p>
          </table:table-cell>
          <table:table-cell table:number-columns-repeated="10"/>
        </table:table-row>
        <table:table-row table:style-name="ro1">
          <table:table-cell table:formula="of:=[.D171]" office:value-type="float" office:value="0.3100774750976" calcext:value-type="float">
            <text:p>0.310077475097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94]*[.B194]" office:value-type="float" office:value="0.21705423256832" calcext:value-type="float">
            <text:p>0.21705423256832</text:p>
          </table:table-cell>
          <table:table-cell table:formula="of:=[.D194]*20" office:value-type="float" office:value="4.3410846513664" calcext:value-type="float">
            <text:p>4.341084651366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92:.D194])" office:value-type="float" office:value="0.47262051888192" calcext:value-type="float">
            <text:p>0.47262051888192</text:p>
          </table:table-cell>
          <table:table-cell table:formula="of:=[.D195]*20" office:value-type="float" office:value="9.45241037763841" calcext:value-type="float">
            <text:p>9.45241037763841</text:p>
          </table:table-cell>
          <table:table-cell/>
          <table:table-cell table:formula="of:=[.D195]*100" office:value-type="float" office:value="47.262051888192" calcext:value-type="float">
            <text:p>47.262051888192</text:p>
          </table:table-cell>
          <table:table-cell table:style-name="ce1" table:formula="of:=[.G195]" office:value-type="float" office:value="47.262051888192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 2020</text:p>
          </table:table-cell>
          <table:table-cell table:number-columns-repeated="14"/>
        </table:table-row>
        <table:table-row table:style-name="ro1">
          <table:table-cell table:formula="of:=[.A193]" office:value-type="float" office:value="0.197192551232" calcext:value-type="float">
            <text:p>0.1971925512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97]*[.B197]" office:value-type="float" office:value="0.0394385102464" calcext:value-type="float">
            <text:p>0.0394385102464</text:p>
          </table:table-cell>
          <table:table-cell table:formula="of:=[.D197]*20" office:value-type="float" office:value="0.788770204928001" calcext:value-type="float">
            <text:p>0.788770204928001</text:p>
          </table:table-cell>
          <table:table-cell table:number-columns-repeated="10"/>
        </table:table-row>
        <table:table-row table:style-name="ro1">
          <table:table-cell table:formula="of:=[.A194]" office:value-type="float" office:value="0.3100774750976" calcext:value-type="float">
            <text:p>0.310077475097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98]*[.B198]" office:value-type="float" office:value="0.0930232425292801" calcext:value-type="float">
            <text:p>0.09302324252928</text:p>
          </table:table-cell>
          <table:table-cell table:formula="of:=[.D198]*20" office:value-type="float" office:value="1.8604648505856" calcext:value-type="float">
            <text:p>1.860464850585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197:.D198])" office:value-type="float" office:value="0.13246175277568" calcext:value-type="float">
            <text:p>0.13246175277568</text:p>
          </table:table-cell>
          <table:table-cell table:formula="of:=[.D199]*20" office:value-type="float" office:value="2.6492350555136" calcext:value-type="float">
            <text:p>2.6492350555136</text:p>
          </table:table-cell>
          <table:table-cell/>
          <table:table-cell table:formula="of:=[.D199]*100" office:value-type="float" office:value="13.246175277568" calcext:value-type="float">
            <text:p>13.246175277568</text:p>
          </table:table-cell>
          <table:table-cell table:style-name="ce1" table:formula="of:=[.G199]" office:value-type="float" office:value="13.246175277568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4"/>
        </table:table-row>
        <table:table-row table:style-name="ro1">
          <table:table-cell table:formula="of:=[.D41]" office:value-type="float" office:value="0.01512" calcext:value-type="float">
            <text:p>0.01512</text:p>
          </table:table-cell>
          <table:table-cell table:number-columns-repeated="2"/>
          <table:table-cell table:formula="of:=[.A201]" office:value-type="float" office:value="0.01512" calcext:value-type="float">
            <text:p>0.01512</text:p>
          </table:table-cell>
          <table:table-cell table:formula="of:=[.D201]*20" office:value-type="float" office:value="0.3024" calcext:value-type="float">
            <text:p>0.3024</text:p>
          </table:table-cell>
          <table:table-cell table:number-columns-repeated="10"/>
        </table:table-row>
        <table:table-row table:style-name="ro1">
          <table:table-cell table:formula="of:=[.D44]" office:value-type="float" office:value="0.00648" calcext:value-type="float">
            <text:p>0.00648</text:p>
          </table:table-cell>
          <table:table-cell table:number-columns-repeated="2"/>
          <table:table-cell table:formula="of:=[.A202]" office:value-type="float" office:value="0.00648" calcext:value-type="float">
            <text:p>0.00648</text:p>
          </table:table-cell>
          <table:table-cell table:formula="of:=[.D202]*20" office:value-type="float" office:value="0.1296" calcext:value-type="float">
            <text:p>0.1296</text:p>
          </table:table-cell>
          <table:table-cell table:number-columns-repeated="10"/>
        </table:table-row>
        <table:table-row table:style-name="ro1">
          <table:table-cell table:formula="of:=[.D174]" office:value-type="float" office:value="0.1328903464704" calcext:value-type="float">
            <text:p>0.1328903464704</text:p>
          </table:table-cell>
          <table:table-cell table:number-columns-repeated="2"/>
          <table:table-cell table:formula="of:=[.A203]" office:value-type="float" office:value="0.1328903464704" calcext:value-type="float">
            <text:p>0.1328903464704</text:p>
          </table:table-cell>
          <table:table-cell table:formula="of:=[.D203]*20" office:value-type="float" office:value="2.657806929408" calcext:value-type="float">
            <text:p>2.65780692940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201:.D203])" office:value-type="float" office:value="0.1544903464704" calcext:value-type="float">
            <text:p>0.1544903464704</text:p>
          </table:table-cell>
          <table:table-cell table:formula="of:=[.D204]*20" office:value-type="float" office:value="3.089806929408" calcext:value-type="float">
            <text:p>3.089806929408</text:p>
          </table:table-cell>
          <table:table-cell/>
          <table:table-cell table:formula="of:=[.D204]*100" office:value-type="float" office:value="15.44903464704" calcext:value-type="float">
            <text:p>15.44903464704</text:p>
          </table:table-cell>
          <table:table-cell table:style-name="ce1" table:formula="of:=[.G204]" office:value-type="float" office:value="15.44903464704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14"/>
        </table:table-row>
        <table:table-row table:style-name="ro1">
          <table:table-cell table:formula="of:=[.D74]" office:value-type="float" office:value="0.0272" calcext:value-type="float">
            <text:p>0.0272</text:p>
          </table:table-cell>
          <table:table-cell table:number-columns-repeated="2"/>
          <table:table-cell table:formula="of:=[.A206]" office:value-type="float" office:value="0.0272" calcext:value-type="float">
            <text:p>0.0272</text:p>
          </table:table-cell>
          <table:table-cell table:formula="of:=[.D206]*20" office:value-type="float" office:value="0.544" calcext:value-type="float">
            <text:p>0.544</text:p>
          </table:table-cell>
          <table:table-cell/>
          <table:table-cell table:formula="of:=[.D206]*100" office:value-type="float" office:value="2.72" calcext:value-type="float">
            <text:p>2.72</text:p>
          </table:table-cell>
          <table:table-cell table:style-name="ce1" table:formula="of:=[.G206]" office:value-type="float" office:value="2.72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[.E206]+[.E203]+[.E199]+[.E195]+[.E189]+[.E184]+[.E181]" office:value-type="float" office:value="19.568" calcext:value-type="float">
            <text:p>19.568</text:p>
          </table:table-cell>
          <table:table-cell/>
          <table:table-cell table:formula="of:=SUM([.G181:.G206])" office:value-type="float" office:value="100" calcext:value-type="float">
            <text:p>100</text:p>
          </table:table-cell>
          <table:table-cell table:style-name="ce1" table:formula="of:=SUM([.H181:.H206])" office:value-type="float" office:value="100" calcext:value-type="float">
            <text:p>100</text:p>
          </table:table-cell>
          <table:table-cell table:style-name="ce1" table:formula="of:=SUM([.I181:.I206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100-[.G208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9:58:48.27518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9T20:36:07.520297463</meta:creation-date>
    <dc:date>2019-10-10T11:43:11.156683164</dc:date>
    <dc:creator>Jon Worth</dc:creator>
    <meta:editing-duration>PT4H10M46S</meta:editing-duration>
    <meta:editing-cycles>8</meta:editing-cycles>
    <meta:generator>LibreOffice/6.2.0.3$MacOSX_X86_64 LibreOffice_project/98c6a8a1c6c7b144ce3cc729e34964b47ce25d62</meta:generator>
    <meta:document-statistic meta:table-count="1" meta:cell-count="489" meta:object-count="0"/>
  </office:meta>
</office:document-meta>
</file>